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ffb66c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 style:data-style-name="N0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style-name="ce1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Mayor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ar impar</text:p>
          </table:table-cell>
          <table:covered-table-cell table:style-name="ce3"/>
          <table:table-cell table:style-name="ce3" office:value-type="string" calcext:value-type="string" table:number-columns-spanned="5" table:number-rows-spanned="1">
            <text:p>Calculadora</text:p>
          </table:table-cell>
          <table:covered-table-cell table:number-columns-repeated="4" table:style-name="ce3"/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formula="of:=IF([.B3]&gt;=10;&quot;Major&quot;;&quot;Menor&quot;)" office:value-type="string" office:string-value="Major" calcext:value-type="string">
            <text:p>Major</text:p>
          </table:table-cell>
          <table:table-cell office:value-type="float" office:value="87" calcext:value-type="float">
            <text:p>87</text:p>
          </table:table-cell>
          <table:table-cell table:style-name="ce5" table:formula="of:=IF(MOD([.D3];2)=0;&quot;Parell&quot;;&quot;Senar&quot;)" office:value-type="string" office:string-value="Senar" calcext:value-type="string">
            <text:p>Senar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Binari</text:p>
          </table:table-cell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Hexadecimal</text:p>
          </table:table-cell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formula="of:=IF([.B4]&gt;=10;&quot;Major&quot;;&quot;Menor&quot;)" office:value-type="string" office:string-value="Major" calcext:value-type="string">
            <text:p>Major</text:p>
          </table:table-cell>
          <table:table-cell office:value-type="float" office:value="11" calcext:value-type="float">
            <text:p>11</text:p>
          </table:table-cell>
          <table:table-cell table:style-name="ce5" table:formula="of:=IF(MOD([.D4];2)=0;&quot;Parell&quot;;&quot;Senar&quot;)" office:value-type="string" office:string-value="Senar" calcext:value-type="string">
            <text:p>Senar</text:p>
          </table:table-cell>
          <table:table-cell table:style-name="ce5" office:value-type="float" office:value="1010101" calcext:value-type="float">
            <text:p>1010101</text:p>
          </table:table-cell>
          <table:table-cell table:style-name="ce5" table:formula="of:=[.F4]" office:value-type="float" office:value="1010101" calcext:value-type="float">
            <text:p>1010101</text:p>
          </table:table-cell>
          <table:table-cell table:style-name="ce6" table:formula="of:=BIN2OCT([.F4])" office:value-type="string" office:string-value="125" calcext:value-type="string">
            <text:p>125</text:p>
          </table:table-cell>
          <table:table-cell table:style-name="ce5" table:formula="of:=BIN2DEC([.F4])" office:value-type="float" office:value="85" calcext:value-type="float">
            <text:p>85</text:p>
          </table:table-cell>
          <table:table-cell table:style-name="ce6" table:formula="of:=BIN2HEX([.F4])" office:value-type="string" office:string-value="55" calcext:value-type="string">
            <text:p>55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formula="of:=IF([.B5]&gt;=10;&quot;Major&quot;;&quot;Menor&quot;)" office:value-type="string" office:string-value="Menor" calcext:value-type="string">
            <text:p>Menor</text:p>
          </table:table-cell>
          <table:table-cell office:value-type="float" office:value="32" calcext:value-type="float">
            <text:p>32</text:p>
          </table:table-cell>
          <table:table-cell table:style-name="ce5" table:formula="of:=IF(MOD([.D5];2)=0;&quot;Parell&quot;;&quot;Senar&quot;)" office:value-type="string" office:string-value="Parell" calcext:value-type="string">
            <text:p>Parell</text:p>
          </table:table-cell>
          <table:table-cell table:style-name="ce5" office:value-type="float" office:value="123" calcext:value-type="float">
            <text:p>123</text:p>
          </table:table-cell>
          <table:table-cell table:style-name="ce5" table:formula="of:=OCT2BIN([.F5])" office:value-type="string" office:string-value="1010011" calcext:value-type="string">
            <text:p>1010011</text:p>
          </table:table-cell>
          <table:table-cell table:style-name="ce5" table:formula="of:=[.F5]" office:value-type="float" office:value="123" calcext:value-type="float">
            <text:p>123</text:p>
          </table:table-cell>
          <table:table-cell table:style-name="ce5" table:formula="of:=OCT2DEC([.F5])" office:value-type="float" office:value="83" calcext:value-type="float">
            <text:p>83</text:p>
          </table:table-cell>
          <table:table-cell table:style-name="ce5" table:formula="of:=OCT2HEX([.F5])" office:value-type="string" office:string-value="53" calcext:value-type="string">
            <text:p>53</text:p>
          </table:table-cell>
        </table:table-row>
        <table:table-row table:style-name="ro1">
          <table:table-cell/>
          <table:table-cell table:style-name="ce4" office:value-type="float" office:value="51" calcext:value-type="float">
            <text:p>51</text:p>
          </table:table-cell>
          <table:table-cell table:formula="of:=IF([.B6]&gt;=10;&quot;Major&quot;;&quot;Menor&quot;)" office:value-type="string" office:string-value="Major" calcext:value-type="string">
            <text:p>Major</text:p>
          </table:table-cell>
          <table:table-cell office:value-type="float" office:value="5" calcext:value-type="float">
            <text:p>5</text:p>
          </table:table-cell>
          <table:table-cell table:style-name="ce5" table:formula="of:=IF(MOD([.D6];2)=0;&quot;Parell&quot;;&quot;Senar&quot;)" office:value-type="string" office:string-value="Senar" calcext:value-type="string">
            <text:p>Senar</text:p>
          </table:table-cell>
          <table:table-cell table:style-name="ce5" office:value-type="float" office:value="65" calcext:value-type="float">
            <text:p>65</text:p>
          </table:table-cell>
          <table:table-cell table:style-name="ce5" table:formula="of:=DEC2BIN([.F6])" office:value-type="string" office:string-value="1000001" calcext:value-type="string">
            <text:p>1000001</text:p>
          </table:table-cell>
          <table:table-cell table:style-name="ce5" table:formula="of:=DEC2OCT([.F6])" office:value-type="string" office:string-value="101" calcext:value-type="string">
            <text:p>101</text:p>
          </table:table-cell>
          <table:table-cell table:style-name="ce5" table:formula="of:=[.F6]" office:value-type="float" office:value="65" calcext:value-type="float">
            <text:p>65</text:p>
          </table:table-cell>
          <table:table-cell table:style-name="ce5" table:formula="of:=DEC2HEX([.F6])" office:value-type="string" office:string-value="41" calcext:value-type="string">
            <text:p>41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formula="of:=IF([.B7]&gt;=10;&quot;Major&quot;;&quot;Menor&quot;)" office:value-type="string" office:string-value="Major" calcext:value-type="string">
            <text:p>Major</text:p>
          </table:table-cell>
          <table:table-cell office:value-type="float" office:value="6" calcext:value-type="float">
            <text:p>6</text:p>
          </table:table-cell>
          <table:table-cell table:style-name="ce5" table:formula="of:=IF(MOD([.D7];2)=0;&quot;Parell&quot;;&quot;Senar&quot;)" office:value-type="string" office:string-value="Parell" calcext:value-type="string">
            <text:p>Parell</text:p>
          </table:table-cell>
          <table:table-cell table:style-name="ce5" office:value-type="float" office:value="87" calcext:value-type="float">
            <text:p>87</text:p>
          </table:table-cell>
          <table:table-cell table:style-name="ce5" table:formula="of:=HEX2BIN([.F7])" office:value-type="string" office:string-value="10000111" calcext:value-type="string">
            <text:p>10000111</text:p>
          </table:table-cell>
          <table:table-cell table:style-name="ce5" table:formula="of:=HEX2OCT([.F7])" office:value-type="string" office:string-value="207" calcext:value-type="string">
            <text:p>207</text:p>
          </table:table-cell>
          <table:table-cell table:style-name="ce5" table:formula="of:=HEX2DEC([.F7])" office:value-type="float" office:value="135" calcext:value-type="float">
            <text:p>135</text:p>
          </table:table-cell>
          <table:table-cell table:style-name="ce5" table:formula="of:=[.F7]" office:value-type="float" office:value="87" calcext:value-type="float">
            <text:p>87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2:42:54.448117697</meta:creation-date>
    <dc:date>2024-01-19T10:00:19.658052820</dc:date>
    <meta:editing-duration>PT19M3S</meta:editing-duration>
    <meta:editing-cycles>3</meta:editing-cycles>
    <meta:generator>LibreOffice/7.3.7.2$Linux_X86_64 LibreOffice_project/30$Build-2</meta:generator>
    <meta:document-statistic meta:table-count="1" meta:cell-count="48" meta:object-count="0"/>
  </office:meta>
</office:document-meta>
</file>